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34343" style:font-name="Consolas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34343" style:font-name="Consolas" fo:font-size="11.25pt" fo:letter-spacing="normal" fo:font-style="normal" fo:font-weight="normal" officeooo:rsid="001acd4a" officeooo:paragraph-rsid="001ac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rtbot –version</text:p>
      <text:p text:style-name="P1"/>
      <text:p text:style-name="P1">host vishwanathacharya.ink</text:p>
      <text:p text:style-name="P1"/>
      <text:p text:style-name="P1">sudo apt-get update</text:p>
      <text:p text:style-name="P1"/>
      <text:p text:style-name="P1">sudo apt-get install git-core</text:p>
      <text:p text:style-name="P1"/>
      <text:p text:style-name="P2">git –version</text:p>
      <text:p text:style-name="P2"/>
      <text:p text:style-name="P2">sudo apt-get install letsencrypt</text:p>
      <text:p text:style-name="P2"/>
      <text:p text:style-name="P2">sudo apt install awscli</text:p>
      <text:p text:style-name="P2"/>
      <text:p text:style-name="P2">aws –version</text:p>
      <text:p text:style-name="P2"/>
      <text:p text:style-name="P2">sudo certbot certonly --manual --preferred-challenges dns --debug-challenges -d *.vishwanathacharya.ink -d vishwanathacharya.ink --server=https://acme-staging-v02.api.letsencrypt.org/directo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11:46:26.430353546</meta:creation-date>
    <dc:date>2023-01-02T13:10:15.816180054</dc:date>
    <meta:editing-duration>PT7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39" meta:character-count="361" meta:non-whitespace-character-count="335"/>
  </office:meta>
</office:document-meta>
</file>